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4690C72B54E600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09cm, 1.405cm, 11.501cm, 4.20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53cm" svg:height="21.9cm" svg:x="0.875cm" svg:y="2.691cm">
          <draw:image xlink:href="Pictures/10000000000005E8000007E074690C72B54E600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4:30.426223886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